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1.625in"/>
    </style:style>
    <style:style style:name="Table2.D" style:family="table-column">
      <style:table-column-properties style:column-width="1.6243in"/>
    </style:style>
    <style:style style:name="Table2.1" style:family="table-row">
      <style:table-row-properties style:min-row-height="0.3194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evuau4qbqsae"/>07/29 WK2 Group Meeting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">Location</text:span></text:p>
          </table:table-cell>
          <table:table-cell table:style-name="Table1.A1" office:value-type="string">
            <text:p text:style-name="Standard">ANU Engineering Building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Date</text:span></text:p>
          </table:table-cell>
          <table:table-cell table:style-name="Table1.A1" office:value-type="string">
            <text:p text:style-name="Standard">29/07/2019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Time</text:span></text:p>
          </table:table-cell>
          <table:table-cell table:style-name="Table1.A1" office:value-type="string">
            <text:p text:style-name="Standard">10:00 - 11:00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Attendees</text:span></text:p>
          </table:table-cell>
          <table:table-cell table:style-name="Table1.A1" office:value-type="string">
            <text:p text:style-name="Standard">Derek Tan, Lily Zhang, </text:p>
            <text:p text:style-name="Standard">Jessica Ying, Andre Olivier</text:p>
          </table:table-cell>
        </table:table-row>
      </table:table>
      <text:p text:style-name="Standard"/>
      <text:p text:style-name="Heading_20_2"><text:bookmark text:name="_zf6r5trgddvk"/>Agenda items</text:p>
      <text:list xml:id="list3823374646" text:style-name="WWNum2">
        <text:list-item>
          <text:p text:style-name="P1">Set up regular group meeting times</text:p>
        </text:list-item>
        <text:list-item>
          <text:p text:style-name="P1">Discuss what to write to the cline in the introduction email</text:p>
        </text:list-item>
        <text:list-item>
          <text:p text:style-name="P1">List out the topics for the upcoming meeting with the client</text:p>
        </text:list-item>
        <text:list-item>
          <text:p text:style-name="P1">Select a leader to participate in the Technical Leadership Program</text:p>
        </text:list-item>
      </text:list>
      <text:p text:style-name="Heading_20_2"><text:bookmark text:name="_evvov62d7sw6"/>1. Regular group meetings</text:p>
      <text:p text:style-name="Heading_20_2"><text:bookmark text:name="_z0f17t6o3p49"/><text:span text:style-name="T3">Tuesday 5-7pm</text:span></text:p>
      <text:p text:style-name="Heading_20_2"><text:bookmark text:name="_xgznaf9ukixf"/>2. Possible meeting times with the client</text:p>
      <text:p text:style-name="Standard">The members are all available on Wednesday 3-5pm or Friday 9-11am</text:p>
      <text:p text:style-name="Heading_20_2"><text:bookmark text:name="_mvl885cckkig"/>3. Meeting topics</text:p>
      <text:list xml:id="list1142678814" text:style-name="WWNum1">
        <text:list-item>
          <text:p text:style-name="P2">Dimension requirements</text:p>
        </text:list-item>
        <text:list-item>
          <text:p text:style-name="P2">CAD/ Solidworks drawing for the current system</text:p>
        </text:list-item>
        <text:list-item>
          <text:p text:style-name="P2">What’s the 3D software that the client is currently using</text:p>
        </text:list-item>
        <text:list-item>
          <text:p text:style-name="P2">How does machine work</text:p>
        </text:list-item>
        <text:list-item>
          <text:p text:style-name="P2">Types of insects? Mealworms</text:p>
        </text:list-item>
        <text:list-item>
          <text:p text:style-name="P2">What are the final products</text:p>
        </text:list-item>
        <text:list-item>
          <text:p text:style-name="P2">The general cost for the parts</text:p>
        </text:list-item>
        <text:list-item>
          <text:p text:style-name="P2">General timeline (deadlines)</text:p>
        </text:list-item>
        <text:list-item>
          <text:p text:style-name="P2"><text:soft-page-break/>Prototype feasibility</text:p>
        </text:list-item>
        <text:list-item>
          <text:p text:style-name="P2">Contract</text:p>
        </text:list-item>
      </text:list>
      <text:p text:style-name="Heading_20_2"><text:bookmark text:name="_13tkmd3o4eta"/>4. Technical Leadership Program</text:p>
      <text:p text:style-name="Standard">Derek was selected to participate in the Technical Leadership Program.</text:p>
      <text:p text:style-name="Standard"/>
      <text:p text:style-name="P3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4"><text:span text:style-name="T1">Action item</text:span></text:p>
          </table:table-cell>
          <table:table-cell table:style-name="Table2.A1" office:value-type="string">
            <text:p text:style-name="P4"><text:span text:style-name="T1">Owner</text:span></text:p>
          </table:table-cell>
          <table:table-cell table:style-name="Table2.A1" office:value-type="string">
            <text:p text:style-name="P4"><text:span text:style-name="T1">Deadline</text:span></text:p>
          </table:table-cell>
          <table:table-cell table:style-name="Table2.A1" office:value-type="string">
            <text:p text:style-name="P4"><text:span text:style-name="T1">Status</text:span></text:p>
          </table:table-cell>
        </table:table-row>
        <table:table-row table:style-name="Table2.2">
          <table:table-cell table:style-name="Table2.A1" office:value-type="string">
            <text:p text:style-name="Standard">Send the client an introduction email and schedule the first meeting</text:p>
          </table:table-cell>
          <table:table-cell table:style-name="Table2.A1" office:value-type="string">
            <text:p text:style-name="P4">Group</text:p>
          </table:table-cell>
          <table:table-cell table:style-name="Table2.A1" office:value-type="string">
            <text:p text:style-name="P4">07/29</text:p>
          </table:table-cell>
          <table:table-cell table:style-name="Table2.A1" office:value-type="string">
            <text:p text:style-name="P4">Completed</text:p>
            <text:p text:style-name="P4">The client agreed to meet on Wednesday 3-5pm</text:p>
          </table:table-cell>
        </table:table-row>
        <table:table-row table:style-name="Table2.3">
          <table:table-cell table:style-name="Table2.A1" office:value-type="string">
            <text:p text:style-name="P4">Sign up for the Technical Leadership Program on wattle when available</text:p>
          </table:table-cell>
          <table:table-cell table:style-name="Table2.A1" office:value-type="string">
            <text:p text:style-name="P4">Derek</text:p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>Completed</text:p>
          </table:table-cell>
        </table:table-row>
      </table:table>
      <text:p text:style-name="P3"/>
      <text:p text:style-name="P5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45" meta:word-count="203" meta:character-count="1189" meta:non-whitespace-character-count="1044"/>
    <meta:generator>LibreOfficeDev/6.0.5.2$Linux_X86_64 LibreOffice_project/</meta:generator>
  </office:meta>
</office:document-meta>
</file>